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top" draw:auto-grow-height="false" fo:min-height="0cm" fo:min-width="0cm" fo:padding-top="0.1cm"/>
    </style:style>
    <style:style style:name="gr2" style:family="graphic" style:parent-style-name="standard">
      <style:graphic-properties draw:stroke="none" svg:stroke-color="#000000" draw:fill="none" draw:fill-color="#ffffff" fo:min-height="6.909cm"/>
    </style:style>
    <style:style style:name="gr3" style:family="graphic" style:parent-style-name="standard">
      <style:graphic-properties draw:fill-color="#99cc66" draw:textarea-horizontal-align="justify" draw:textarea-vertical-align="top" draw:auto-grow-height="false" fo:min-height="0cm" fo:min-width="0cm" fo:padding-top="0.1cm"/>
    </style:style>
    <style:style style:name="gr4" style:family="graphic" style:parent-style-name="standard">
      <style:graphic-properties draw:stroke="none" svg:stroke-color="#000000" draw:fill="none" draw:fill-color="#ffffff" fo:min-height="1.909cm"/>
    </style:style>
    <style:style style:name="gr5" style:family="graphic" style:parent-style-name="objectwithoutfill">
      <style:graphic-properties svg:stroke-width="0.035cm" svg:stroke-color="#ff3333" draw:marker-start="Linienende_20_1" draw:marker-start-width="0.252cm" draw:marker-end="Linienende_20_2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objectwithoutfill">
      <style:graphic-properties svg:stroke-width="0.035cm" svg:stroke-color="#ff3333" draw:marker-start="Linienende_20_3" draw:marker-start-width="0.252cm" draw:marker-end="Linienende_20_4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objectwithoutfill">
      <style:graphic-properties svg:stroke-width="0.035cm" svg:stroke-color="#ff3333" draw:marker-start="Linienende_20_5" draw:marker-start-width="0.252cm" draw:marker-end="Linienende_20_6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draw:stroke="none" svg:stroke-color="#000000" draw:fill="none" draw:fill-color="#ffffff" fo:min-height="0.363cm"/>
    </style:style>
    <style:style style:name="gr9" style:family="graphic" style:parent-style-name="standard">
      <style:graphic-properties svg:stroke-color="#b2b2b2" draw:fill-color="#ffff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svg:stroke-color="#999999" draw:fill-color="#ffffff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textarea-horizontal-align="justify" draw:textarea-vertical-align="top" draw:auto-grow-height="false" fo:min-height="0cm" fo:min-width="0cm" fo:padding-top="0.1cm"/>
    </style:style>
    <style:style style:name="gr12" style:family="graphic" style:parent-style-name="standard">
      <style:graphic-properties draw:stroke="none" svg:stroke-color="#000000" draw:fill="none" draw:fill-color="#ffffff" fo:min-height="3.364cm"/>
    </style:style>
    <style:style style:name="gr13" style:family="graphic" style:parent-style-name="standard">
      <style:graphic-properties svg:stroke-color="#ff6600" draw:fill-color="#ff66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ccccff" draw:textarea-horizontal-align="center" draw:textarea-vertical-align="middle"/>
    </style:style>
    <style:style style:name="gr15" style:family="graphic" style:parent-style-name="standard">
      <style:graphic-properties svg:stroke-color="#ff9999" draw:fill-color="#ff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ff99" draw:fill-color="#ffff99" draw:textarea-horizontal-align="center" draw:textarea-vertical-align="middle"/>
    </style:style>
    <style:style style:name="gr17" style:family="graphic" style:parent-style-name="standard">
      <style:graphic-properties svg:stroke-color="#ffff99" draw:fill-color="#ffff99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546cm"/>
    </style:style>
    <style:style style:name="gr19" style:family="graphic" style:parent-style-name="standard">
      <style:graphic-properties svg:stroke-color="#999999" draw:fill="solid" draw:fill-color="#ffffff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style:text-autospace="none"/>
    </style:style>
    <style:style style:name="P3" style:family="paragraph">
      <style:text-properties fo:font-family="Consolas" style:font-family-generic="modern" style:font-pitch="fixe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style:paragraph-properties style:text-autospace="none"/>
      <style:text-properties fo:font-size="8pt" style:font-size-asian="8pt" style:font-size-complex="8pt"/>
    </style:style>
    <style:style style:name="P8" style:family="paragraph">
      <style:paragraph-properties style:text-autospace="none"/>
      <style:text-properties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3" style:family="text">
      <style:text-properties fo:color="#0000ff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4" style:family="text">
      <style:text-properties fo:color="#800000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5" style:family="text">
      <style:text-properties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6" style:family="text">
      <style:text-properties fo:color="#ff0000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7" style:family="text">
      <style:text-properties fo:font-family="Consolas" style:font-family-generic="swiss" style:font-pitch="fixed" fo:font-size="8pt" fo:font-weight="bold" style:font-family-asian="Consolas" style:font-family-generic-asian="swiss" style:font-pitch-asian="fixed" style:font-size-asian="8pt" style:font-weight-asian="bold" style:font-family-complex="Consolas" style:font-family-generic-complex="swiss" style:font-pitch-complex="fixed" style:font-size-complex="8pt" style:font-weight-complex="bold"/>
    </style:style>
    <style:style style:name="T8" style:family="text">
      <style:text-properties fo:color="#800080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9" style:family="text">
      <style:text-properties fo:font-family="Consolas" style:font-family-generic="modern" style:font-pitch="fixed"/>
    </style:style>
    <style:style style:name="T1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a31515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gross">
        <draw:g>
          <draw:custom-shape draw:style-name="gr1" draw:text-style-name="P1" draw:layer="layout" svg:width="13.81cm" svg:height="7.819cm" svg:x="2.917cm" svg:y="0.081cm">
            <text:p text:style-name="P1"><text:span text:style-name="T1">View (HTML, DOM)</text:span></text:p>
            <draw:enhanced-geometry svg:viewBox="0 0 21600 21600" draw:path-stretchpoint-x="10800" draw:path-stretchpoint-y="10800" draw:text-areas="?f3 ?f4 ?f5 ?f6" draw:type="round-rectangle" draw:modifiers="1606.12074118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4.173cm" svg:height="6.909cm" svg:x="1.827cm" svg:y="0.809cm">
            <draw:text-box>
              <text:p text:style-name="P2"><text:span text:style-name="T2"><text:s text:c="8"/></text:span><text:span text:style-name="T3">&lt;</text:span><text:span text:style-name="T4">div</text:span><text:span text:style-name="T5"> </text:span><text:span text:style-name="T6">data-ng-app</text:span><text:span text:style-name="T3">="MyCalc"</text:span><text:span text:style-name="T5"> </text:span><text:span text:style-name="T6">data-ng-controller</text:span><text:span text:style-name="T3">="MyCalcCtrl"&gt;</text:span></text:p>
              <text:p text:style-name="P2"><text:span text:style-name="T5"><text:s text:c="12"/></text:span><text:span text:style-name="T3">&lt;</text:span><text:span text:style-name="T4">form</text:span><text:span text:style-name="T5"> </text:span><text:span text:style-name="T6">novalidate</text:span><text:span text:style-name="T3">&gt;</text:span></text:p>
              <text:p text:style-name="P2"><text:span text:style-name="T5"><text:s text:c="16"/></text:span><text:span text:style-name="T3">&lt;</text:span><text:span text:style-name="T4">p</text:span><text:span text:style-name="T5"> </text:span><text:span text:style-name="T6">class</text:span><text:span text:style-name="T3">="well"&gt;</text:span></text:p>
              <text:p text:style-name="P2"><text:span text:style-name="T5"><text:s text:c="20"/></text:span><text:span text:style-name="T7">{{</text:span><text:span text:style-name="T8">Res.toFixed(3)</text:span><text:span text:style-name="T7">}}</text:span></text:p>
              <text:p text:style-name="P2"><text:span text:style-name="T5"><text:s text:c="16"/></text:span><text:span text:style-name="T3">&lt;/</text:span><text:span text:style-name="T4">p</text:span><text:span text:style-name="T3">&gt;</text:span></text:p>
              <text:p text:style-name="P2"><text:span text:style-name="T5"><text:s text:c="16"/></text:span><text:span text:style-name="T3">&lt;</text:span><text:span text:style-name="T4">dl</text:span><text:span text:style-name="T5"> </text:span><text:span text:style-name="T6">class</text:span><text:span text:style-name="T3">="dl-horizontal"&gt;</text:span></text:p>
              <text:p text:style-name="P2"><text:span text:style-name="T5"><text:s text:c="20"/></text:span><text:span text:style-name="T3">&lt;</text:span><text:span text:style-name="T4">dt</text:span><text:span text:style-name="T3">&gt;</text:span><text:span text:style-name="T5">A=</text:span><text:span text:style-name="T3">&lt;/</text:span><text:span text:style-name="T4">dt</text:span><text:span text:style-name="T3">&gt;</text:span></text:p>
              <text:p text:style-name="P2"><text:span text:style-name="T5"><text:s text:c="20"/></text:span><text:span text:style-name="T3">&lt;</text:span><text:span text:style-name="T4">dd</text:span><text:span text:style-name="T3">&gt;&lt;</text:span><text:span text:style-name="T4">input</text:span><text:span text:style-name="T5"> </text:span><text:span text:style-name="T6">type</text:span><text:span text:style-name="T3">="number"</text:span><text:span text:style-name="T5"> </text:span><text:span text:style-name="T6">data-ng-model</text:span><text:span text:style-name="T3">="A"</text:span><text:span text:style-name="T5"> </text:span><text:span text:style-name="T3">/&gt;</text:span><text:span text:style-name="T5"> </text:span><text:span text:style-name="T3">&lt;/</text:span><text:span text:style-name="T4">dd</text:span><text:span text:style-name="T3">&gt;</text:span></text:p>
              <text:p text:style-name="P2"><text:span text:style-name="T5"><text:s text:c="20"/></text:span><text:span text:style-name="T3">&lt;</text:span><text:span text:style-name="T4">dt</text:span><text:span text:style-name="T3">&gt;</text:span><text:span text:style-name="T5">B=</text:span><text:span text:style-name="T3">&lt;/</text:span><text:span text:style-name="T4">dt</text:span><text:span text:style-name="T3">&gt;</text:span></text:p>
              <text:p text:style-name="P2"><text:span text:style-name="T5"><text:s text:c="20"/></text:span><text:span text:style-name="T3">&lt;</text:span><text:span text:style-name="T4">dd</text:span><text:span text:style-name="T3">&gt;&lt;</text:span><text:span text:style-name="T4">input</text:span><text:span text:style-name="T5"> </text:span><text:span text:style-name="T6">type</text:span><text:span text:style-name="T3">="number"</text:span><text:span text:style-name="T5"> </text:span><text:span text:style-name="T6">data-ng-model</text:span><text:span text:style-name="T3">="B"</text:span><text:span text:style-name="T5"> </text:span><text:span text:style-name="T3">/&gt;&lt;/</text:span><text:span text:style-name="T4">dd</text:span><text:span text:style-name="T3">&gt;</text:span></text:p>
              <text:p text:style-name="P2"><text:span text:style-name="T5"><text:s text:c="20"/></text:span><text:span text:style-name="T3">&lt;</text:span><text:span text:style-name="T4">dt</text:span><text:span text:style-name="T3">&gt;</text:span><text:span text:style-name="T5">OP's</text:span><text:span text:style-name="T3">&lt;/</text:span><text:span text:style-name="T4">dt</text:span><text:span text:style-name="T3">&gt;</text:span></text:p>
              <text:p text:style-name="P2"><text:span text:style-name="T5"><text:s text:c="20"/></text:span><text:span text:style-name="T3">&lt;</text:span><text:span text:style-name="T4">dd</text:span><text:span text:style-name="T3">&gt;</text:span></text:p>
              <text:p text:style-name="P2"><text:span text:style-name="T5"><text:s text:c="24"/></text:span><text:span text:style-name="T3">&lt;</text:span><text:span text:style-name="T4">button</text:span><text:span text:style-name="T5"> </text:span><text:span text:style-name="T6">data-ng-click</text:span><text:span text:style-name="T3">="Add()"</text:span><text:span text:style-name="T5"> </text:span><text:span text:style-name="T6">class</text:span><text:span text:style-name="T3">="btn"&gt;+</text:span><text:span text:style-name="T3">&lt;/</text:span><text:span text:style-name="T4">button</text:span><text:span text:style-name="T3">&gt;</text:span></text:p>
              <text:p text:style-name="P2"><text:span text:style-name="T5"><text:s text:c="24"/></text:span><text:span text:style-name="T3">&lt;</text:span><text:span text:style-name="T4">button</text:span><text:span text:style-name="T5"> </text:span><text:span text:style-name="T6">data-ng-click</text:span><text:span text:style-name="T3">="Sub()"</text:span><text:span text:style-name="T5"> </text:span><text:span text:style-name="T6">class</text:span><text:span text:style-name="T3">="btn"&gt;-</text:span><text:span text:style-name="T3">&lt;/</text:span><text:span text:style-name="T4">button</text:span><text:span text:style-name="T3">&gt;</text:span></text:p>
              <text:p text:style-name="P2"><text:span text:style-name="T5"><text:s text:c="24"/></text:span><text:span text:style-name="T3">&lt;</text:span><text:span text:style-name="T4">button</text:span><text:span text:style-name="T5"> </text:span><text:span text:style-name="T6">data-ng-click</text:span><text:span text:style-name="T3">="Mul()"</text:span><text:span text:style-name="T5"> </text:span><text:span text:style-name="T6">class</text:span><text:span text:style-name="T3">="btn"&gt;*</text:span><text:span text:style-name="T3">&lt;/</text:span><text:span text:style-name="T4">button</text:span><text:span text:style-name="T3">&gt;</text:span></text:p>
              <text:p text:style-name="P2"><text:span text:style-name="T5"><text:s text:c="24"/></text:span><text:span text:style-name="T3">&lt;</text:span><text:span text:style-name="T4">button</text:span><text:span text:style-name="T5"> </text:span><text:span text:style-name="T6">data-ng-click</text:span><text:span text:style-name="T3">="Div()"</text:span><text:span text:style-name="T5"> </text:span><text:span text:style-name="T6">class</text:span><text:span text:style-name="T3">="btn"&gt;&amp;frasl;</text:span><text:span text:style-name="T3">&lt;/</text:span><text:span text:style-name="T4">span</text:span><text:span text:style-name="T3">&gt;&lt;/</text:span><text:span text:style-name="T4">button</text:span><text:span text:style-name="T3">&gt;</text:span></text:p>
              <text:p text:style-name="P2"><text:span text:style-name="T5"><text:s text:c="20"/></text:span><text:span text:style-name="T3">&lt;/</text:span><text:span text:style-name="T4">dd</text:span><text:span text:style-name="T3">&gt;</text:span></text:p>
              <text:p text:style-name="P2"><text:span text:style-name="T5"><text:s text:c="16"/></text:span><text:span text:style-name="T3">&lt;/</text:span><text:span text:style-name="T4">dl</text:span><text:span text:style-name="T3">&gt;</text:span></text:p>
              <text:p text:style-name="P2"><text:span text:style-name="T5"><text:s text:c="12"/></text:span><text:span text:style-name="T3">&lt;/</text:span><text:span text:style-name="T4">form</text:span><text:span text:style-name="T3">&gt;</text:span></text:p>
              <text:p text:style-name="P2"><text:span text:style-name="T5"><text:s text:c="8"/></text:span><text:span text:style-name="T3">&lt;/</text:span><text:span text:style-name="T4">div</text:span><text:span text:style-name="T3">&gt;</text:span></text:p>
            </draw:text-box>
          </draw:frame>
        </draw:g>
        <draw:custom-shape draw:style-name="gr3" draw:text-style-name="P1" draw:layer="layout" svg:width="5.364cm" svg:height="4.454cm" svg:x="2.908cm" svg:y="8.263cm">
          <text:p text:style-name="P1"><text:span text:style-name="T1"><text:a xlink:href="https://docs.angularjs.org/guide/scope">$Scope ↔  Model</text:a></text:span></text:p>
          <draw:enhanced-geometry svg:viewBox="0 0 21600 21600" draw:path-stretchpoint-x="10800" draw:path-stretchpoint-y="10800" draw:text-areas="?f3 ?f4 ?f5 ?f6" draw:type="round-rectangle" draw:modifiers="2584.24242424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636cm" svg:height="2.339cm" svg:x="3.636cm" svg:y="9.445cm">
          <draw:text-box>
            <text:p text:style-name="P3"><text:span text:style-name="T9">// Korrespondiert mit A</text:span></text:p>
            <text:p text:style-name="P3"><text:span text:style-name="T9">$Scope.B</text:span></text:p>
            <text:p text:style-name="P3"><text:span text:style-name="T9"/></text:p>
            <text:p text:style-name="P3"><text:span text:style-name="T9">$Scope.A</text:span></text:p>
            <text:p text:style-name="P3"><text:span text:style-name="T9"/></text:p>
            <text:p text:style-name="P3"><text:span text:style-name="T9">$Scope.Res</text:span></text:p>
            <text:p text:style-name="P3"><text:span text:style-name="T9"/></text:p>
          </draw:text-box>
        </draw:frame>
        <draw:polyline draw:style-name="gr5" draw:layer="layout" svg:width="2.817cm" svg:height="5.818cm" svg:x="2cm" svg:y="4.081cm" svg:viewBox="0 0 2818 5819" draw:points="1454,5819 0,5819 0,0 2818,0">
          <text:p/>
        </draw:polyline>
        <draw:polyline draw:style-name="gr6" draw:layer="layout" svg:width="3.363cm" svg:height="7.272cm" svg:x="1.454cm" svg:y="3.354cm" svg:viewBox="0 0 3364 7273" draw:points="2000,7273 0,7273 0,0 3364,0">
          <text:p/>
        </draw:polyline>
        <draw:polyline draw:style-name="gr7" draw:layer="layout" svg:width="3.726cm" svg:height="9.181cm" svg:x="0.909cm" svg:y="2.081cm" svg:viewBox="0 0 3727 9182" draw:points="2545,9182 0,9182 0,0 3727,0">
          <text:p/>
        </draw:polyline>
        <draw:frame draw:style-name="gr8" draw:text-style-name="P4" draw:layer="layout" svg:width="4.272cm" svg:height="0.407cm" draw:transform="rotate (1.5707963267946) translate (0.272cm 8.354cm)">
          <draw:text-box>
            <text:p text:style-name="P4"><text:span text:style-name="T1"><text:a xlink:href="https://docs.angularjs.org/guide/databinding">two way data binding</text:a></text:span></text:p>
          </draw:text-box>
        </draw:frame>
        <draw:custom-shape draw:style-name="gr9" draw:text-style-name="P6" draw:layer="layout" svg:width="2.273cm" svg:height="0.546cm" svg:x="8.727cm" svg:y="1.263cm">
          <text:p text:style-name="P5"><text:span text:style-name="T10"><text:a xlink:href="https://docs.angularjs.org/guide/expression">Expression</text:a></text:span></text:p>
          <draw:enhanced-geometry svg:viewBox="0 0 21600 21600" draw:glue-points="10800 0 0 10800 10800 21600 21600 10800 ?f40 ?f41" draw:text-areas="0 0 21600 21600" draw:type="rectangular-callout" draw:modifiers="-7655.93667546174 32340.767824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2.09cm" svg:height="0.546cm" svg:x="11cm" svg:y="2.172cm">
          <text:p text:style-name="P1"><text:span text:style-name="T1"><text:a xlink:href="https://docs.angularjs.org/guide/directive">Directive</text:a></text:span></text:p>
          <draw:enhanced-geometry svg:viewBox="0 0 21600 21600" draw:glue-points="10800 0 0 10800 10800 21600 21600 10800 ?f40 ?f41" draw:text-areas="0 0 21600 21600" draw:type="rectangular-callout" draw:modifiers="-10.3299856527977 39961.9744058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8cm" svg:height="6.455cm" svg:x="8.727cm" svg:y="8.272cm">
          <text:p text:style-name="P1"><text:span text:style-name="T1"><text:a xlink:href="https://docs.angularjs.org/guide/controller">Controler</text:a></text:span></text:p>
          <draw:enhanced-geometry svg:viewBox="0 0 21600 21600" draw:path-stretchpoint-x="10800" draw:path-stretchpoint-y="10800" draw:text-areas="?f3 ?f4 ?f5 ?f6" draw:type="round-rectangle" draw:modifiers="2508.20321090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7.363cm" svg:height="5.011cm" svg:x="9.09cm" svg:y="9.17cm">
          <draw:text-box>
            <text:p text:style-name="P7"><text:span text:style-name="T3">var</text:span><text:span text:style-name="T5"> app = angular.module(</text:span><text:span text:style-name="T11">'MyCalc'</text:span><text:span text:style-name="T5">, []);</text:span></text:p>
            <text:p text:style-name="P7"><text:span text:style-name="T5">app.controller(</text:span><text:span text:style-name="T11">'MyCalcCtrl'</text:span><text:span text:style-name="T5">, </text:span><text:span text:style-name="T3">function</text:span><text:span text:style-name="T5">($scope) {</text:span></text:p>
            <text:p text:style-name="P7"><text:span text:style-name="T5"><text:s text:c="4"/></text:span><text:span text:style-name="T5">$scope.Add = </text:span><text:span text:style-name="T3">function</text:span><text:span text:style-name="T5">(){</text:span></text:p>
            <text:p text:style-name="P8"><text:span text:style-name="T12"><text:s text:c="8"/></text:span><text:span text:style-name="T12">$scope.Res = $scope.A + $scope.B;</text:span></text:p>
            <text:p text:style-name="P8"><text:span text:style-name="T12"><text:s text:c="4"/></text:span><text:span text:style-name="T12">};</text:span></text:p>
            <text:p text:style-name="P7"><text:span text:style-name="T5"><text:s text:c="4"/></text:span><text:span text:style-name="T5">$scope.Sub = </text:span><text:span text:style-name="T3">function</text:span><text:span text:style-name="T5">(){</text:span></text:p>
            <text:p text:style-name="P8"><text:span text:style-name="T12"><text:s text:c="8"/></text:span><text:span text:style-name="T12">$scope.Res = $scope.A - $scope.B;</text:span></text:p>
            <text:p text:style-name="P8"><text:span text:style-name="T12"><text:s text:c="4"/></text:span><text:span text:style-name="T12">};</text:span></text:p>
            <text:p text:style-name="P7"><text:span text:style-name="T5"><text:s text:c="4"/></text:span><text:span text:style-name="T5">$scope.Mul = </text:span><text:span text:style-name="T3">function</text:span><text:span text:style-name="T5">() {</text:span></text:p>
            <text:p text:style-name="P8"><text:span text:style-name="T12"><text:s text:c="8"/></text:span><text:span text:style-name="T12">$scope.Res = $scope.A * $scope.B;</text:span></text:p>
            <text:p text:style-name="P8"><text:span text:style-name="T12"><text:s text:c="4"/></text:span><text:span text:style-name="T12">};</text:span></text:p>
            <text:p text:style-name="P7"><text:span text:style-name="T5"><text:s text:c="4"/></text:span><text:span text:style-name="T5">$scope.Div = </text:span><text:span text:style-name="T3">function</text:span><text:span text:style-name="T5">() {</text:span></text:p>
            <text:p text:style-name="P8"><text:span text:style-name="T12"><text:s text:c="8"/></text:span><text:span text:style-name="T12">$scope.Res = $scope.A / $scope.B;</text:span></text:p>
            <text:p text:style-name="P8"><text:span text:style-name="T12"><text:s text:c="4"/></text:span><text:span text:style-name="T12">};</text:span></text:p>
            <text:p text:style-name="P8"><text:span text:style-name="T12">});</text:span></text:p>
          </draw:text-box>
        </draw:frame>
        <draw:custom-shape draw:style-name="gr13" draw:text-style-name="P10" draw:layer="layout" svg:width="2.636cm" svg:height="1.182cm" svg:x="6.954cm" svg:y="10.081cm">
          <text:p text:style-name="P10"><text:span text:style-name="T13">Dataprocessing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4" draw:text-style-name="P4" draw:layer="layout" svg:width="2cm" svg:height="0.636cm" svg:x="1cm" svg:y="15cm">
          <text:p><text:span text:style-name="T1">Load</text:span></text:p>
        </draw:rect>
        <draw:custom-shape draw:style-name="gr15" draw:text-style-name="P1" draw:layer="layout" svg:width="5cm" svg:height="0.636cm" svg:x="3cm" svg:y="15cm">
          <text:p text:style-name="P1"><text:span text:style-name="T1">Compile expressions, scope</text:span></text:p>
          <draw:enhanced-geometry svg:viewBox="0 0 21600 21600" draw:type="rectangle" draw:enhanced-path="M 0 0 L 21600 0 21600 21600 0 21600 0 0 Z N"/>
        </draw:custom-shape>
        <draw:rect draw:style-name="gr16" draw:text-style-name="P4" draw:layer="layout" svg:width="8cm" svg:height="0.636cm" svg:x="8cm" svg:y="15cm">
          <text:p><text:span text:style-name="T1">User interactions, processing, ajax requests...</text:span></text:p>
        </draw:rect>
        <draw:custom-shape draw:style-name="gr17" draw:text-style-name="P5" draw:layer="layout" svg:width="0.819cm" svg:height="1cm" svg:x="15.999cm" svg:y="14.818cm">
          <text:p/>
          <draw:enhanced-geometry svg:viewBox="0 0 21600 21600" draw:text-areas="0 ?f0 ?f5 ?f2" draw:type="right-arrow" draw:modifiers="9193.17073170732 3936.263736263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layer="layout" svg:width="2.272cm" svg:height="0.546cm" svg:x="1cm" svg:y="14.454cm">
          <draw:text-box>
            <text:p><text:span text:style-name="T14">Lebenszyklus</text:span>:</text:p>
          </draw:text-box>
        </draw:frame>
        <draw:custom-shape draw:style-name="gr10" draw:text-style-name="P1" draw:layer="layout" svg:width="2.454cm" svg:height="0.727cm" svg:x="12.636cm" svg:y="7.636cm">
          <text:p text:style-name="P1"><text:span text:style-name="T1">Modulename</text:span></text:p>
          <draw:enhanced-geometry svg:viewBox="0 0 21600 21600" draw:glue-points="10800 0 0 10800 10800 21600 21600 10800 ?f40 ?f41" draw:text-areas="0 0 21600 21600" draw:type="rectangular-callout" draw:modifiers="11103.5437881874 46256.043956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2.546cm" svg:height="0.637cm" svg:x="9.272cm" svg:y="8.363cm">
          <text:p text:style-name="P11"><text:span text:style-name="T15">Contollername</text:span></text:p>
          <draw:enhanced-geometry svg:viewBox="0 0 21600 21600" draw:glue-points="10800 0 0 10800 10800 21600 21600 10800 ?f40 ?f41" draw:text-areas="0 0 21600 21600" draw:type="rectangular-callout" draw:modifiers="23584.4522968198 41744.2006269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637cm" svg:height="1.182cm" svg:x="15.272cm" svg:y="7.818cm">
          <text:p text:style-name="P5">Callback, </text:p>
          <text:p text:style-name="P5">Parameter= used </text:p>
          <text:p text:style-name="P5">Services</text:p>
          <draw:enhanced-geometry svg:viewBox="0 0 21600 21600" draw:glue-points="10800 0 0 10800 10800 21600 21600 10800 ?f40 ?f41" draw:text-areas="0 0 21600 21600" draw:type="rectangular-callout" draw:modifiers="-81.8802122820319 31952.6627218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ienende_20_1" draw:display-name="Linienende 1" svg:viewBox="0 0 20 30" svg:d="M10 0l-10 30h20z"/>
    <draw:marker draw:name="Linienende_20_2" draw:display-name="Linienende 2" svg:viewBox="0 0 20 30" svg:d="M10 0l-10 30h20z"/>
    <draw:marker draw:name="Linienende_20_3" draw:display-name="Linienende 3" svg:viewBox="0 0 20 30" svg:d="M10 0l-10 30h20z"/>
    <draw:marker draw:name="Linienende_20_4" draw:display-name="Linienende 4" svg:viewBox="0 0 20 30" svg:d="M10 0l-10 30h20z"/>
    <draw:marker draw:name="Linienende_20_5" draw:display-name="Linienende 5" svg:viewBox="0 0 20 30" svg:d="M10 0l-10 30h20z"/>
    <draw:marker draw:name="Linienende_20_6" draw:display-name="Linienende 6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15T19:09:59.72</meta:creation-date>
    <dc:language>de-DE</dc:language>
    <meta:editing-cycles>14</meta:editing-cycles>
    <meta:editing-duration>PT22H31M38S</meta:editing-duration>
    <dc:title>DRAW-gross</dc:title>
    <meta:initial-creator>Martin Korneffel</meta:initial-creator>
    <dc:date>2015-05-16T17:56:55.43</dc:date>
    <dc:creator>Martin Korneffel</dc:creator>
    <meta:document-statistic meta:object-count="22"/>
    <meta:user-defined meta:name="Info 1"/>
    <meta:user-defined meta:name="Info 2"/>
    <meta:user-defined meta:name="Info 3"/>
    <meta:user-defined meta:name="Info 4"/>
    <meta:template xlink:type="simple" xlink:actuate="onRequest" xlink:title="DRAW-gross" xlink:href="file:///C:/Users/Martin/AppData/Roaming/OpenOffice/4/user/template/DRAW-gross.otg" meta:date="2015-05-15T19:09:56.53"/>
  </office:meta>
</office:document-meta>
</file>